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89mm"/>
    </style:style>
    <style:style style:name="co3" style:family="table-column">
      <style:table-column-properties fo:break-before="auto" style:column-width="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3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813709"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ackground-color="#ff972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3faf4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5b277d" style:text-align-source="fix" style:repeat-content="fals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0"/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>
      <style:table-cell-properties fo:background-color="#fff200"/>
    </style:style>
    <style:style style:name="ce13" style:family="table-cell" style:parent-style-name="Default" style:data-style-name="N111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14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1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11"/>
    <style:style style:name="ce17" style:family="table-cell" style:parent-style-name="Default">
      <style:text-properties fo:color="#000000"/>
    </style:style>
  </office:automatic-styles>
  <office:body>
    <office:spreadsheet>
      <table:calculation-settings table:precision-as-shown="true"/>
      <table:table table:name="Feuille1" table:style-name="ta1">
        <table:table-column table:style-name="co1" table:default-cell-style-name="ce11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Start</text:p>
          </table:table-cell>
          <table:table-cell office:value-type="string" calcext:value-type="string">
            <text:p>[[</text:p>
          </table:table-cell>
          <table:table-cell office:value-type="string" calcext:value-type="string">
            <text:p>[</text:p>
          </table:table-cell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End</text:p>
          </table:table-cell>
          <table:table-cell office:value-type="string" calcext:value-type="string">
            <text:p>]]</text:p>
          </table:table-cell>
          <table:table-cell office:value-type="string" calcext:value-type="string">
            <text:p>]</text:p>
          </table:table-cell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moyenne T0 à T9</text:p>
          </table:table-cell>
          <table:table-cell table:number-columns-repeated="2"/>
          <table:table-cell table:formula="of:=AVERAGE([.C6:.K6];[.D7:.K7];[.E8:.K8];[.F9:.K9];[.G10:.K10];[.H11:.K11];[.I12:.K12];[.J13:.K13];[.K14];[.B7];[.B8:.C8];[.B9:.D9];[.B10:.E10];[.B11:.F11];[.B12:.G12];[.B13:.H13];[.B14:.I14];[.B15:.J15])" office:value-type="float" office:value="96.7244444444445" calcext:value-type="float">
            <text:p>96.7244444444445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1"/>
          <table:table-cell table:style-name="ce2" office:value-type="string" calcext:value-type="string">
            <text:p>T0</text:p>
          </table:table-cell>
          <table:table-cell table:style-name="ce3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5" office:value-type="string" calcext:value-type="string">
            <text:p>T3</text:p>
          </table:table-cell>
          <table:table-cell table:style-name="ce6" office:value-type="string" calcext:value-type="string">
            <text:p>T4</text:p>
          </table:table-cell>
          <table:table-cell table:style-name="ce7" office:value-type="string" calcext:value-type="string">
            <text:p>T5</text:p>
          </table:table-cell>
          <table:table-cell table:style-name="ce8" office:value-type="string" calcext:value-type="string">
            <text:p>T6</text:p>
          </table:table-cell>
          <table:table-cell table:style-name="ce9" office:value-type="string" calcext:value-type="string">
            <text:p>T7</text:p>
          </table:table-cell>
          <table:table-cell table:style-name="ce10" office:value-type="string" calcext:value-type="string">
            <text:p>T8</text:p>
          </table:table-cell>
          <table:table-cell table:style-name="ce1" office:value-type="string" calcext:value-type="string">
            <text:p>T9</text:p>
          </table:table-cell>
          <table:table-cell table:style-name="ce1"/>
          <table:table-cell table:style-name="ce1" office:value-type="string" calcext:value-type="string">
            <text:p>T10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T1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0</text:p>
          </table:table-cell>
          <table:table-cell table:style-name="ce13" office:value-type="float" office:value="0" calcext:value-type="float">
            <text:p>0.0</text:p>
          </table:table-cell>
          <table:table-cell table:number-columns-repeated="2" table:style-name="ce14" office:value-type="float" office:value="120" calcext:value-type="float">
            <text:p>120.0</text:p>
          </table:table-cell>
          <table:table-cell table:style-name="ce14" office:value-type="float" office:value="220" calcext:value-type="float">
            <text:p>220.0</text:p>
          </table:table-cell>
          <table:table-cell table:style-name="ce14" office:value-type="float" office:value="200" calcext:value-type="float">
            <text:p>200.0</text:p>
          </table:table-cell>
          <table:table-cell table:style-name="ce14" office:value-type="float" office:value="150.2" calcext:value-type="float">
            <text:p>150.2</text:p>
          </table:table-cell>
          <table:table-cell table:style-name="ce14" office:value-type="float" office:value="120" calcext:value-type="float">
            <text:p>120.0</text:p>
          </table:table-cell>
          <table:table-cell table:style-name="ce14" office:value-type="float" office:value="140" calcext:value-type="float">
            <text:p>140.0</text:p>
          </table:table-cell>
          <table:table-cell table:style-name="ce14" office:value-type="float" office:value="110" calcext:value-type="float">
            <text:p>110.0</text:p>
          </table:table-cell>
          <table:table-cell table:style-name="ce14" office:value-type="float" office:value="200" calcext:value-type="float">
            <text:p>200.0</text:p>
          </table:table-cell>
          <table:table-cell table:style-name="ce15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2"/>
          <table:table-cell table:style-name="ce17"/>
          <table:table-cell/>
        </table:table-row>
        <table:table-row table:style-name="ro1">
          <table:table-cell table:style-name="ce3" office:value-type="string" calcext:value-type="string">
            <text:p>T1</text:p>
          </table:table-cell>
          <table:table-cell table:style-name="ce14" office:value-type="float" office:value="50" calcext:value-type="float">
            <text:p>50.0</text:p>
          </table:table-cell>
          <table:table-cell table:style-name="ce13" office:value-type="float" office:value="0" calcext:value-type="float">
            <text:p>0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65" calcext:value-type="float">
            <text:p>65.0</text:p>
          </table:table-cell>
          <table:table-cell table:style-name="ce14" office:value-type="float" office:value="70" calcext:value-type="float">
            <text:p>70.0</text:p>
          </table:table-cell>
          <table:table-cell table:style-name="ce14" office:value-type="float" office:value="60" calcext:value-type="float">
            <text:p>60.0</text:p>
          </table:table-cell>
          <table:table-cell table:number-columns-repeated="2" table:style-name="ce14" office:value-type="float" office:value="65" calcext:value-type="float">
            <text:p>65.0</text:p>
          </table:table-cell>
          <table:table-cell table:style-name="ce14" office:value-type="float" office:value="90" calcext:value-type="float">
            <text:p>90.0</text:p>
          </table:table-cell>
          <table:table-cell table:style-name="ce14" office:value-type="float" office:value="160" calcext:value-type="float">
            <text:p>160.0</text:p>
          </table:table-cell>
          <table:table-cell table:style-name="ce15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2</text:p>
          </table:table-cell>
          <table:table-cell table:style-name="ce14" office:value-type="float" office:value="110" calcext:value-type="float">
            <text:p>110.0</text:p>
          </table:table-cell>
          <table:table-cell table:style-name="ce14" office:value-type="float" office:value="140" calcext:value-type="float">
            <text:p>140.0</text:p>
          </table:table-cell>
          <table:table-cell table:style-name="ce13" office:value-type="float" office:value="0" calcext:value-type="float">
            <text:p>0.0</text:p>
          </table:table-cell>
          <table:table-cell table:style-name="ce14" office:value-type="float" office:value="150" calcext:value-type="float">
            <text:p>150.0</text:p>
          </table:table-cell>
          <table:table-cell table:style-name="ce14" office:value-type="float" office:value="220" calcext:value-type="float">
            <text:p>220.0</text:p>
          </table:table-cell>
          <table:table-cell table:style-name="ce14" office:value-type="float" office:value="140" calcext:value-type="float">
            <text:p>140.0</text:p>
          </table:table-cell>
          <table:table-cell table:style-name="ce14" office:value-type="float" office:value="100" calcext:value-type="float">
            <text:p>100.0</text:p>
          </table:table-cell>
          <table:table-cell table:number-columns-repeated="2" table:style-name="ce14" office:value-type="float" office:value="130" calcext:value-type="float">
            <text:p>130.0</text:p>
          </table:table-cell>
          <table:table-cell table:style-name="ce14" office:value-type="float" office:value="180" calcext:value-type="float">
            <text:p>180.0</text:p>
          </table:table-cell>
          <table:table-cell table:style-name="ce15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3</text:p>
          </table:table-cell>
          <table:table-cell table:style-name="ce14" office:value-type="float" office:value="55" calcext:value-type="float">
            <text:p>55.0</text:p>
          </table:table-cell>
          <table:table-cell table:style-name="ce14" office:value-type="float" office:value="70" calcext:value-type="float">
            <text:p>70.0</text:p>
          </table:table-cell>
          <table:table-cell table:style-name="ce14" office:value-type="float" office:value="75" calcext:value-type="float">
            <text:p>75.0</text:p>
          </table:table-cell>
          <table:table-cell table:style-name="ce13" office:value-type="float" office:value="0" calcext:value-type="float">
            <text:p>0.0</text:p>
          </table:table-cell>
          <table:table-cell table:number-columns-repeated="2" table:style-name="ce14" office:value-type="float" office:value="80" calcext:value-type="float">
            <text:p>80.0</text:p>
          </table:table-cell>
          <table:table-cell table:style-name="ce14" office:value-type="float" office:value="70" calcext:value-type="float">
            <text:p>70.0</text:p>
          </table:table-cell>
          <table:table-cell table:style-name="ce14" office:value-type="float" office:value="90" calcext:value-type="float">
            <text:p>90.0</text:p>
          </table:table-cell>
          <table:table-cell table:style-name="ce14" office:value-type="float" office:value="80" calcext:value-type="float">
            <text:p>80.0</text:p>
          </table:table-cell>
          <table:table-cell table:style-name="ce14" office:value-type="float" office:value="110" calcext:value-type="float">
            <text:p>110.0</text:p>
          </table:table-cell>
          <table:table-cell table:style-name="ce15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4</text:p>
          </table:table-cell>
          <table:table-cell table:style-name="ce14" office:value-type="float" office:value="55" calcext:value-type="float">
            <text:p>55.0</text:p>
          </table:table-cell>
          <table:table-cell table:number-columns-repeated="2" table:style-name="ce14" office:value-type="float" office:value="80" calcext:value-type="float">
            <text:p>80.0</text:p>
          </table:table-cell>
          <table:table-cell table:style-name="ce14" office:value-type="float" office:value="70" calcext:value-type="float">
            <text:p>70.0</text:p>
          </table:table-cell>
          <table:table-cell table:style-name="ce13" office:value-type="float" office:value="0" calcext:value-type="float">
            <text:p>0.0</text:p>
          </table:table-cell>
          <table:table-cell table:style-name="ce14" office:value-type="float" office:value="80" calcext:value-type="float">
            <text:p>80.0</text:p>
          </table:table-cell>
          <table:table-cell table:style-name="ce14" office:value-type="float" office:value="75" calcext:value-type="float">
            <text:p>75.0</text:p>
          </table:table-cell>
          <table:table-cell table:style-name="ce14" office:value-type="float" office:value="100" calcext:value-type="float">
            <text:p>100.0</text:p>
          </table:table-cell>
          <table:table-cell table:style-name="ce14" office:value-type="float" office:value="90" calcext:value-type="float">
            <text:p>90.0</text:p>
          </table:table-cell>
          <table:table-cell table:style-name="ce14" office:value-type="float" office:value="100" calcext:value-type="float">
            <text:p>100.0</text:p>
          </table:table-cell>
          <table:table-cell table:style-name="ce15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T5</text:p>
          </table:table-cell>
          <table:table-cell table:style-name="ce14" office:value-type="float" office:value="55" calcext:value-type="float">
            <text:p>55.0</text:p>
          </table:table-cell>
          <table:table-cell table:number-columns-repeated="4" table:style-name="ce14" office:value-type="float" office:value="75" calcext:value-type="float">
            <text:p>75.0</text:p>
          </table:table-cell>
          <table:table-cell table:style-name="ce13" office:value-type="float" office:value="0" calcext:value-type="float">
            <text:p>0.0</text:p>
          </table:table-cell>
          <table:table-cell table:style-name="ce14" office:value-type="float" office:value="70" calcext:value-type="float">
            <text:p>70.0</text:p>
          </table:table-cell>
          <table:table-cell table:style-name="ce14" office:value-type="float" office:value="90" calcext:value-type="float">
            <text:p>90.0</text:p>
          </table:table-cell>
          <table:table-cell table:style-name="ce14" office:value-type="float" office:value="70" calcext:value-type="float">
            <text:p>70.0</text:p>
          </table:table-cell>
          <table:table-cell table:style-name="ce14" office:value-type="float" office:value="120" calcext:value-type="float">
            <text:p>120.0</text:p>
          </table:table-cell>
          <table:table-cell table:style-name="ce15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T6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100" calcext:value-type="float">
            <text:p>100.0</text:p>
          </table:table-cell>
          <table:table-cell table:style-name="ce14" office:value-type="float" office:value="90" calcext:value-type="float">
            <text:p>90.0</text:p>
          </table:table-cell>
          <table:table-cell table:style-name="ce14" office:value-type="float" office:value="140" calcext:value-type="float">
            <text:p>140.0</text:p>
          </table:table-cell>
          <table:table-cell table:style-name="ce14" office:value-type="float" office:value="160" calcext:value-type="float">
            <text:p>160.0</text:p>
          </table:table-cell>
          <table:table-cell table:style-name="ce14" office:value-type="float" office:value="100" calcext:value-type="float">
            <text:p>100.0</text:p>
          </table:table-cell>
          <table:table-cell table:style-name="ce13" office:value-type="float" office:value="0" calcext:value-type="float">
            <text:p>0.0</text:p>
          </table:table-cell>
          <table:table-cell table:style-name="ce14" office:value-type="float" office:value="100" calcext:value-type="float">
            <text:p>100.0</text:p>
          </table:table-cell>
          <table:table-cell table:style-name="ce14" office:value-type="float" office:value="110" calcext:value-type="float">
            <text:p>110.0</text:p>
          </table:table-cell>
          <table:table-cell table:style-name="ce14" office:value-type="float" office:value="130" calcext:value-type="float">
            <text:p>130.0</text:p>
          </table:table-cell>
          <table:table-cell table:style-name="ce15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T7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75" calcext:value-type="float">
            <text:p>75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80" calcext:value-type="float">
            <text:p>80.0</text:p>
          </table:table-cell>
          <table:table-cell table:style-name="ce14" office:value-type="float" office:value="90" calcext:value-type="float">
            <text:p>90.0</text:p>
          </table:table-cell>
          <table:table-cell table:style-name="ce14" office:value-type="float" office:value="80" calcext:value-type="float">
            <text:p>80.0</text:p>
          </table:table-cell>
          <table:table-cell table:style-name="ce14" office:value-type="float" office:value="60" calcext:value-type="float">
            <text:p>60.0</text:p>
          </table:table-cell>
          <table:table-cell table:style-name="ce13" office:value-type="float" office:value="0" calcext:value-type="float">
            <text:p>0.0</text:p>
          </table:table-cell>
          <table:table-cell table:style-name="ce14" office:value-type="float" office:value="80" calcext:value-type="float">
            <text:p>80.0</text:p>
          </table:table-cell>
          <table:table-cell table:style-name="ce14" office:value-type="float" office:value="130" calcext:value-type="float">
            <text:p>130.0</text:p>
          </table:table-cell>
          <table:table-cell table:style-name="ce15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T8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75" calcext:value-type="float">
            <text:p>75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75" calcext:value-type="float">
            <text:p>75.0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70" calcext:value-type="float">
            <text:p>70.0</text:p>
          </table:table-cell>
          <table:table-cell table:number-columns-repeated="2" table:style-name="ce14" office:value-type="float" office:value="75" calcext:value-type="float">
            <text:p>75.0</text:p>
          </table:table-cell>
          <table:table-cell table:style-name="ce13" office:value-type="float" office:value="0" calcext:value-type="float">
            <text:p>0.0</text:p>
          </table:table-cell>
          <table:table-cell table:style-name="ce14" office:value-type="float" office:value="70" calcext:value-type="float">
            <text:p>70.0</text:p>
          </table:table-cell>
          <table:table-cell table:style-name="ce15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9</text:p>
          </table:table-cell>
          <table:table-cell table:number-columns-repeated="4" table:style-name="ce14" office:value-type="float" office:value="100" calcext:value-type="float">
            <text:p>100.0</text:p>
          </table:table-cell>
          <table:table-cell table:number-columns-repeated="2" table:style-name="ce14" office:value-type="float" office:value="90" calcext:value-type="float">
            <text:p>90.0</text:p>
          </table:table-cell>
          <table:table-cell table:style-name="ce14" office:value-type="float" office:value="110" calcext:value-type="float">
            <text:p>110.0</text:p>
          </table:table-cell>
          <table:table-cell table:style-name="ce14" office:value-type="float" office:value="100" calcext:value-type="float">
            <text:p>100.0</text:p>
          </table:table-cell>
          <table:table-cell table:style-name="ce14" office:value-type="float" office:value="80" calcext:value-type="float">
            <text:p>80.0</text:p>
          </table:table-cell>
          <table:table-cell table:style-name="ce13" office:value-type="float" office:value="0" calcext:value-type="float">
            <text:p>0.0</text:p>
          </table:table-cell>
          <table:table-cell table:style-name="ce13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15" table:number-columns-repeated="9"/>
          <table:table-cell table:style-name="ce13" table:number-columns-repeated="2"/>
          <table:table-cell table:style-name="ce14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T10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/>
          <table:table-cell table:style-name="ce13" office:value-type="float" office:value="0" calcext:value-type="float">
            <text:p>0.0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office:value-type="float" office:value="200" calcext:value-type="float">
            <text:p>200.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11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/>
          <table:table-cell table:style-name="ce14" table:formula="of:=[.$E$3]" office:value-type="float" office:value="96.7" calcext:value-type="float">
            <text:p>96.7</text:p>
          </table:table-cell>
          <table:table-cell table:style-name="ce13" office:value-type="float" office:value="0" calcext:value-type="float">
            <text:p>0.0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12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4"/>
          <table:table-cell table:style-name="ce14" table:formula="of:=[.$E$3]" office:value-type="float" office:value="96.7" calcext:value-type="float">
            <text:p>96.7</text:p>
          </table:table-cell>
          <table:table-cell table:style-name="ce14" table:formula="of:=[.$E$3]" office:value-type="float" office:value="96.7" calcext:value-type="float">
            <text:p>96.7</text:p>
          </table:table-cell>
          <table:table-cell table:style-name="ce13" office:value-type="float" office:value="0" calcext:value-type="float">
            <text:p>0.0</text:p>
          </table:table-cell>
          <table:table-cell table:number-columns-repeated="4"/>
        </table:table-row>
        <table:table-row table:style-name="ro1" table:visibility="collapse">
          <table:table-cell table:style-name="Default"/>
          <table:table-cell table:number-columns-repeated="18"/>
        </table:table-row>
        <table:table-row table:style-name="ro1" table:visibility="collapse">
          <table:table-cell table:formula="of:=[.$D$1] &amp; [.B6] &amp;&quot;,&quot; &amp; [.C6] &amp;&quot;,&quot;&amp; [.D6] &amp;&quot;,&quot; &amp; [.E6] &amp;&quot;,&quot; &amp; [.F6] &amp;&quot;,&quot; &amp; [.G6] &amp;&quot;,&quot; &amp; [.H6]&amp;&quot;,&quot; &amp; [.I6] &amp;&quot;,&quot; &amp; [.J6]&amp;&quot;,&quot; &amp; [.K6] &amp;&quot;,&quot; &amp; [.M6] &amp;&quot;,&quot; &amp; [.N6] &amp;&quot;,&quot; &amp; [.O6] &amp; [.$D$2] &amp;&quot;,&quot;" office:value-type="string" office:string-value="[0,120,120,220,200,150.2,120,140,110,200,96.7,96.7,96.7]," calcext:value-type="string">
            <text:p>[0,120,120,220,200,150.2,120,140,110,200,96.7,96.7,96.7],</text:p>
          </table:table-cell>
          <table:table-cell table:number-columns-repeated="17"/>
          <table:table-cell table:style-name="ce16"/>
        </table:table-row>
        <table:table-row table:style-name="ro1" table:visibility="collapse">
          <table:table-cell table:formula="of:=&quot;                        &quot;&amp;[.$D$1] &amp; [.B7] &amp;&quot;,&quot; &amp; [.C7] &amp;&quot;,&quot;&amp; [.D7] &amp;&quot;,&quot; &amp; [.E7] &amp;&quot;,&quot; &amp; [.F7] &amp;&quot;,&quot; &amp; [.G7] &amp;&quot;,&quot; &amp; [.H7]&amp;&quot;,&quot; &amp; [.I7] &amp;&quot;,&quot; &amp; [.J7]&amp;&quot;,&quot; &amp; [.K7] &amp;&quot;,&quot; &amp; [.M7] &amp;&quot;,&quot; &amp; [.N7] &amp;&quot;,&quot; &amp; [.O7] &amp; [.$D$2] &amp;&quot;,&quot;" office:value-type="string" office:string-value="                        [50,0,60,65,70,60,65,65,90,160,96.7,96.7,96.7]," calcext:value-type="string">
            <text:p><text:s text:c="24"/>[50,0,60,65,70,60,65,65,90,160,96.7,96.7,96.7],</text:p>
          </table:table-cell>
          <table:table-cell table:number-columns-repeated="18"/>
        </table:table-row>
        <table:table-row table:style-name="ro1" table:visibility="collapse">
          <table:table-cell table:formula="of:=&quot;                        &quot;&amp;[.$D$1] &amp; [.B8] &amp;&quot;,&quot; &amp; [.C8] &amp;&quot;,&quot;&amp; [.D8] &amp;&quot;,&quot; &amp; [.E8] &amp;&quot;,&quot; &amp; [.F8] &amp;&quot;,&quot; &amp; [.G8] &amp;&quot;,&quot; &amp; [.H8]&amp;&quot;,&quot; &amp; [.I8] &amp;&quot;,&quot; &amp; [.J8]&amp;&quot;,&quot; &amp; [.K8] &amp;&quot;,&quot; &amp; [.M8] &amp;&quot;,&quot; &amp; [.N8] &amp;&quot;,&quot; &amp; [.O8] &amp; [.$D$2] &amp;&quot;,&quot;" office:value-type="string" office:string-value="                        [110,140,0,150,220,140,100,130,130,180,96.7,96.7,96.7]," calcext:value-type="string">
            <text:p><text:s text:c="24"/>[110,140,0,150,220,140,100,130,130,180,96.7,96.7,96.7],</text:p>
          </table:table-cell>
          <table:table-cell table:number-columns-repeated="5"/>
          <table:table-cell table:style-name="ce16"/>
          <table:table-cell table:number-columns-repeated="12"/>
        </table:table-row>
        <table:table-row table:style-name="ro1" table:visibility="collapse">
          <table:table-cell table:formula="of:=&quot;                        &quot;&amp;[.$D$1] &amp; [.B9] &amp;&quot;,&quot; &amp; [.C9] &amp;&quot;,&quot;&amp; [.D9] &amp;&quot;,&quot; &amp; [.E9] &amp;&quot;,&quot; &amp; [.F9] &amp;&quot;,&quot; &amp; [.G9] &amp;&quot;,&quot; &amp; [.H9]&amp;&quot;,&quot; &amp; [.I9] &amp;&quot;,&quot; &amp; [.J9]&amp;&quot;,&quot; &amp; [.K9] &amp;&quot;,&quot; &amp; [.M9] &amp;&quot;,&quot; &amp; [.N9] &amp;&quot;,&quot; &amp; [.O9] &amp; [.$D$2] &amp;&quot;,&quot;" office:value-type="string" office:string-value="                        [55,70,75,0,80,80,70,90,80,110,96.7,96.7,96.7]," calcext:value-type="string">
            <text:p><text:s text:c="24"/>[55,70,75,0,80,80,70,90,80,110,96.7,96.7,96.7],</text:p>
          </table:table-cell>
          <table:table-cell table:number-columns-repeated="18"/>
        </table:table-row>
        <table:table-row table:style-name="ro1" table:visibility="collapse">
          <table:table-cell table:formula="of:=&quot;                        &quot;&amp;[.$D$1] &amp; [.B10] &amp;&quot;,&quot; &amp; [.C10] &amp;&quot;,&quot;&amp; [.D10] &amp;&quot;,&quot; &amp; [.E10] &amp;&quot;,&quot; &amp; [.F10] &amp;&quot;,&quot; &amp; [.G10] &amp;&quot;,&quot; &amp; [.H10]&amp;&quot;,&quot; &amp; [.I10] &amp;&quot;,&quot; &amp; [.J10]&amp;&quot;,&quot; &amp; [.K10] &amp;&quot;,&quot; &amp; [.M10] &amp;&quot;,&quot; &amp; [.N10] &amp;&quot;,&quot; &amp; [.O10] &amp; [.$D$2] &amp;&quot;,&quot;" office:value-type="string" office:string-value="                        [55,80,80,70,0,80,75,100,90,100,96.7,96.7,96.7]," calcext:value-type="string">
            <text:p><text:s text:c="24"/>[55,80,80,70,0,80,75,100,90,100,96.7,96.7,96.7],</text:p>
          </table:table-cell>
          <table:table-cell table:number-columns-repeated="18"/>
        </table:table-row>
        <table:table-row table:style-name="ro1" table:visibility="collapse">
          <table:table-cell table:formula="of:=&quot;                        &quot;&amp;[.$D$1] &amp; [.B11] &amp;&quot;,&quot; &amp; [.C11] &amp;&quot;,&quot;&amp; [.D11] &amp;&quot;,&quot; &amp; [.E11] &amp;&quot;,&quot; &amp; [.F11] &amp;&quot;,&quot; &amp; [.G11] &amp;&quot;,&quot; &amp; [.H11]&amp;&quot;,&quot; &amp; [.I11] &amp;&quot;,&quot; &amp; [.J11]&amp;&quot;,&quot; &amp; [.K11] &amp;&quot;,&quot; &amp; [.M11] &amp;&quot;,&quot; &amp; [.N11] &amp;&quot;,&quot; &amp; [.O11] &amp; [.$D$2] &amp;&quot;,&quot;" office:value-type="string" office:string-value="                        [55,75,75,75,75,0,70,90,70,120,96.7,96.7,96.7]," calcext:value-type="string">
            <text:p><text:s text:c="24"/>[55,75,75,75,75,0,70,90,70,120,96.7,96.7,96.7],</text:p>
          </table:table-cell>
          <table:table-cell table:number-columns-repeated="18"/>
        </table:table-row>
        <table:table-row table:style-name="ro1" table:visibility="collapse">
          <table:table-cell table:formula="of:=&quot;                        &quot;&amp;[.$D$1] &amp; [.B12] &amp;&quot;,&quot; &amp; [.C12] &amp;&quot;,&quot;&amp; [.D12] &amp;&quot;,&quot; &amp; [.E12] &amp;&quot;,&quot; &amp; [.F12] &amp;&quot;,&quot; &amp; [.G12] &amp;&quot;,&quot; &amp; [.H12]&amp;&quot;,&quot; &amp; [.I12] &amp;&quot;,&quot; &amp; [.J12]&amp;&quot;,&quot; &amp; [.K12] &amp;&quot;,&quot; &amp; [.M12] &amp;&quot;,&quot; &amp; [.N12] &amp;&quot;,&quot; &amp; [.O12] &amp; [.$D$2] &amp;&quot;,&quot;" office:value-type="string" office:string-value="                        [60,100,90,140,160,100,0,100,110,130,96.7,96.7,96.7]," calcext:value-type="string">
            <text:p><text:s text:c="24"/>[60,100,90,140,160,100,0,100,110,130,96.7,96.7,96.7],</text:p>
          </table:table-cell>
          <table:table-cell table:number-columns-repeated="18"/>
        </table:table-row>
        <table:table-row table:style-name="ro1" table:visibility="collapse">
          <table:table-cell table:formula="of:=&quot;                        &quot;&amp;[.$D$1] &amp; [.B13] &amp;&quot;,&quot; &amp; [.C13] &amp;&quot;,&quot;&amp; [.D13] &amp;&quot;,&quot; &amp; [.E13] &amp;&quot;,&quot; &amp; [.F13] &amp;&quot;,&quot; &amp; [.G13] &amp;&quot;,&quot; &amp; [.H13]&amp;&quot;,&quot; &amp; [.I13] &amp;&quot;,&quot; &amp; [.J13]&amp;&quot;,&quot; &amp; [.K13] &amp;&quot;,&quot; &amp; [.M13] &amp;&quot;,&quot; &amp; [.N13] &amp;&quot;,&quot; &amp; [.O13] &amp; [.$D$2] &amp;&quot;,&quot;" office:value-type="string" office:string-value="                        [60,75,60,80,90,80,60,0,80,130,96.7,96.7,96.7]," calcext:value-type="string">
            <text:p><text:s text:c="24"/>[60,75,60,80,90,80,60,0,80,130,96.7,96.7,96.7],</text:p>
          </table:table-cell>
          <table:table-cell table:number-columns-repeated="18"/>
        </table:table-row>
        <table:table-row table:style-name="ro1" table:visibility="collapse">
          <table:table-cell table:formula="of:=&quot;                        &quot;&amp;[.$D$1] &amp; [.B14] &amp;&quot;,&quot; &amp; [.C14] &amp;&quot;,&quot;&amp; [.D14] &amp;&quot;,&quot; &amp; [.E14] &amp;&quot;,&quot; &amp; [.F14] &amp;&quot;,&quot; &amp; [.G14] &amp;&quot;,&quot; &amp; [.H14]&amp;&quot;,&quot; &amp; [.I14] &amp;&quot;,&quot; &amp; [.J14]&amp;&quot;,&quot; &amp; [.K14] &amp;&quot;,&quot; &amp; [.M14] &amp;&quot;,&quot; &amp; [.N14] &amp;&quot;,&quot; &amp; [.O14] &amp; [.$D$2] &amp;&quot;,&quot;" office:value-type="string" office:string-value="                        [60,75,60,75,60,70,75,75,0,70,96.7,96.7,96.7]," calcext:value-type="string">
            <text:p><text:s text:c="24"/>[60,75,60,75,60,70,75,75,0,70,96.7,96.7,96.7],</text:p>
          </table:table-cell>
          <table:table-cell table:number-columns-repeated="18"/>
        </table:table-row>
        <table:table-row table:style-name="ro1" table:visibility="collapse">
          <table:table-cell table:formula="of:=&quot;                        &quot;&amp;[.$D$1] &amp; [.B15] &amp;&quot;,&quot; &amp; [.C15] &amp;&quot;,&quot;&amp; [.D15] &amp;&quot;,&quot; &amp; [.E15] &amp;&quot;,&quot; &amp; [.F15] &amp;&quot;,&quot; &amp; [.G15] &amp;&quot;,&quot; &amp; [.H15]&amp;&quot;,&quot; &amp; [.I15] &amp;&quot;,&quot; &amp; [.J15]&amp;&quot;,&quot; &amp; [.K15] &amp;&quot;,&quot; &amp; [.M15] &amp;&quot;,&quot; &amp; [.N15] &amp;&quot;,&quot; &amp; [.O15] &amp; [.$D$2] &amp;&quot;,&quot;" office:value-type="string" office:string-value="                        [100,100,100,100,90,90,110,100,80,0,96.7,96.7,96.7]," calcext:value-type="string">
            <text:p><text:s text:c="24"/>[100,100,100,100,90,90,110,100,80,0,96.7,96.7,96.7],</text:p>
          </table:table-cell>
          <table:table-cell table:number-columns-repeated="18"/>
        </table:table-row>
        <table:table-row table:style-name="ro1" table:visibility="collapse">
          <table:table-cell table:formula="of:=[.$D$1] &amp; [.B16] &amp;&quot;,&quot; &amp; [.C16] &amp;&quot;,&quot;&amp; [.D16] &amp;&quot;,&quot; &amp; [.E16] &amp;&quot;,&quot; &amp; [.F16] &amp;&quot;,&quot; &amp; [.G16] &amp;&quot;,&quot; &amp; [.H16]&amp;&quot;,&quot; &amp; [.I16] &amp;&quot;,&quot; &amp; [.J16]&amp;&quot;,&quot; &amp; [.K16] &amp;&quot;,&quot; &amp; [.M16] &amp;&quot;,&quot; &amp; [.N16] &amp;&quot;,&quot; &amp; [.O16] &amp; [.$D$2] &amp;&quot;,&quot;" office:value-type="string" office:string-value="[,,,,,,,,,,,,]," calcext:value-type="string">
            <text:p>[,,,,,,,,,,,,],</text:p>
          </table:table-cell>
          <table:table-cell table:number-columns-repeated="18"/>
        </table:table-row>
        <table:table-row table:style-name="ro1" table:visibility="collapse">
          <table:table-cell table:formula="of:=&quot;                        &quot;&amp;[.$D$1] &amp; [.B17] &amp;&quot;,&quot; &amp; [.C17] &amp;&quot;,&quot;&amp; [.D17] &amp;&quot;,&quot; &amp; [.E17] &amp;&quot;,&quot; &amp; [.F17] &amp;&quot;,&quot; &amp; [.G17] &amp;&quot;,&quot; &amp; [.H17]&amp;&quot;,&quot; &amp; [.I17] &amp;&quot;,&quot; &amp; [.J17]&amp;&quot;,&quot; &amp; [.K17] &amp;&quot;,&quot; &amp; [.M17] &amp;&quot;,&quot; &amp; [.N17] &amp;&quot;,&quot; &amp; [.O17] &amp; [.$D$2] &amp;&quot;,&quot;" office:value-type="string" office:string-value="                        [96.7,96.7,96.7,96.7,96.7,96.7,96.7,96.7,96.7,96.7,0,96.7,200]," calcext:value-type="string">
            <text:p><text:s text:c="24"/>[96.7,96.7,96.7,96.7,96.7,96.7,96.7,96.7,96.7,96.7,0,96.7,200],</text:p>
          </table:table-cell>
          <table:table-cell table:number-columns-repeated="18"/>
        </table:table-row>
        <table:table-row table:style-name="ro1" table:visibility="collapse">
          <table:table-cell table:formula="of:=&quot;                        &quot;&amp;[.$D$1] &amp; [.B18] &amp;&quot;,&quot; &amp; [.C18] &amp;&quot;,&quot;&amp; [.D18] &amp;&quot;,&quot; &amp; [.E18] &amp;&quot;,&quot; &amp; [.F18] &amp;&quot;,&quot; &amp; [.G18] &amp;&quot;,&quot; &amp; [.H18]&amp;&quot;,&quot; &amp; [.I18] &amp;&quot;,&quot; &amp; [.J18]&amp;&quot;,&quot; &amp; [.K18] &amp;&quot;,&quot; &amp; [.M18] &amp;&quot;,&quot; &amp; [.N18] &amp;&quot;,&quot; &amp; [.O18] &amp; [.$D$2] &amp;&quot;,&quot;" office:value-type="string" office:string-value="                        [96.7,96.7,96.7,96.7,96.7,96.7,96.7,96.7,96.7,96.7,96.7,0,96.7]," calcext:value-type="string">
            <text:p><text:s text:c="24"/>[96.7,96.7,96.7,96.7,96.7,96.7,96.7,96.7,96.7,96.7,96.7,0,96.7],</text:p>
          </table:table-cell>
          <table:table-cell table:number-columns-repeated="18"/>
        </table:table-row>
        <table:table-row table:style-name="ro1" table:visibility="collapse">
          <table:table-cell table:formula="of:=&quot;                        &quot;&amp;[.$D$1] &amp; [.B19] &amp;&quot;,&quot; &amp; [.C19] &amp;&quot;,&quot;&amp; [.D19] &amp;&quot;,&quot; &amp; [.E19] &amp;&quot;,&quot; &amp; [.F19] &amp;&quot;,&quot; &amp; [.G19] &amp;&quot;,&quot; &amp; [.H19]&amp;&quot;,&quot; &amp; [.I19] &amp;&quot;,&quot; &amp; [.J19]&amp;&quot;,&quot; &amp; [.K19] &amp;&quot;,&quot; &amp; [.M19] &amp;&quot;,&quot; &amp; [.N19] &amp;&quot;,&quot; &amp; [.O19] &amp; [.$D$2]" office:value-type="string" office:string-value="                        [96.7,96.7,96.7,96.7,96.7,96.7,96.7,96.7,96.7,96.7,96.7,96.7,0]" calcext:value-type="string">
            <text:p><text:s text:c="24"/>[96.7,96.7,96.7,96.7,96.7,96.7,96.7,96.7,96.7,96.7,96.7,96.7,0]</text:p>
          </table:table-cell>
          <table:table-cell table:number-columns-repeated="18"/>
        </table:table-row>
        <table:table-row table:style-name="ro1" table:visibility="collapse">
          <table:table-cell table:style-name="ce29"/>
          <table:table-cell table:number-columns-repeated="18"/>
        </table:table-row>
        <table:table-row table:style-name="ro1" table:visibility="collapse">
          <table:table-cell table:formula="of:=[.C1]&amp;[.A21]&amp;[.A22]&amp;[.A23]&amp;[.A24]&amp;[.A25]&amp;[.A26]&amp;[.A27]&amp;[.A28]&amp;[.A29]&amp;[.A30]&amp;[.A32]&amp;[.A33]&amp;[.A34]" office:value-type="string" office:string-value="[[[0,120,120,220,200,150.2,120,140,110,200,96.7,96.7,96.7],                        [50,0,60,65,70,60,65,65,90,160,96.7,96.7,96.7],                        [110,140,0,150,220,140,100,130,130,180,96.7,96.7,96.7],                        [55,70,75,0,80,80,70,90,80,110,96.7,96.7,96.7],                        [55,80,80,70,0,80,75,100,90,100,96.7,96.7,96.7],                        [55,75,75,75,75,0,70,90,70,120,96.7,96.7,96.7],                        [60,100,90,140,160,100,0,100,110,130,96.7,96.7,96.7],                        [60,75,60,80,90,80,60,0,80,130,96.7,96.7,96.7],                        [60,75,60,75,60,70,75,75,0,70,96.7,96.7,96.7],                        [100,100,100,100,90,90,110,100,80,0,96.7,96.7,96.7],                        [96.7,96.7,96.7,96.7,96.7,96.7,96.7,96.7,96.7,96.7,0,96.7,200],                        [96.7,96.7,96.7,96.7,96.7,96.7,96.7,96.7,96.7,96.7,96.7,0,96.7],                        [96.7,96.7,96.7,96.7,96.7,96.7,96.7,96.7,96.7,96.7,96.7,96.7,0]" calcext:value-type="string">
            <text:p>[[[0,120,120,220,200,150.2,120,140,110,200,96.7,96.7,96.7], <text:s text:c="23"/>[50,0,60,65,70,60,65,65,90,160,96.7,96.7,96.7], <text:s text:c="23"/>[110,140,0,150,220,140,100,130,130,180,96.7,96.7,96.7], <text:s text:c="23"/>[55,70,75,0,80,80,70,90,80,110,96.7,96.7,96.7], <text:s text:c="23"/>[55,80,80,70,0,80,75,100,90,100,96.7,96.7,96.7], <text:s text:c="23"/>[55,75,75,75,75,0,70,90,70,120,96.7,96.7,96.7], <text:s text:c="23"/>[60,100,90,140,160,100,0,100,110,130,96.7,96.7,96.7], <text:s text:c="23"/>[60,75,60,80,90,80,60,0,80,130,96.7,96.7,96.7], <text:s text:c="23"/>[60,75,60,75,60,70,75,75,0,70,96.7,96.7,96.7], <text:s text:c="23"/>[100,100,100,100,90,90,110,100,80,0,96.7,96.7,96.7], <text:s text:c="23"/>[96.7,96.7,96.7,96.7,96.7,96.7,96.7,96.7,96.7,96.7,0,96.7,200], <text:s text:c="23"/>[96.7,96.7,96.7,96.7,96.7,96.7,96.7,96.7,96.7,96.7,96.7,0,96.7], <text:s text:c="23"/>[96.7,96.7,96.7,96.7,96.7,96.7,96.7,96.7,96.7,96.7,96.7,96.7,0]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30" table:formula="of:=[.D1]&amp;[.A21]" office:value-type="string" office:string-value="[[0,120,120,220,200,150.2,120,140,110,200,96.7,96.7,96.7]," calcext:value-type="string">
            <text:p>[[0,120,120,220,200,150.2,120,140,110,200,96.7,96.7,96.7],</text:p>
          </table:table-cell>
          <table:table-cell table:number-columns-repeated="18"/>
        </table:table-row>
        <table:table-row table:style-name="ro1">
          <table:table-cell table:style-name="ce30" table:formula="of:=[.A22]" office:value-type="string" office:string-value="                        [50,0,60,65,70,60,65,65,90,160,96.7,96.7,96.7]," calcext:value-type="string">
            <text:p><text:s text:c="24"/>[50,0,60,65,70,60,65,65,90,160,96.7,96.7,96.7],</text:p>
          </table:table-cell>
          <table:table-cell table:number-columns-repeated="18"/>
        </table:table-row>
        <table:table-row table:style-name="ro1">
          <table:table-cell table:style-name="ce30" table:formula="of:=[.A23]" office:value-type="string" office:string-value="                        [110,140,0,150,220,140,100,130,130,180,96.7,96.7,96.7]," calcext:value-type="string">
            <text:p><text:s text:c="24"/>[110,140,0,150,220,140,100,130,130,180,96.7,96.7,96.7],</text:p>
          </table:table-cell>
          <table:table-cell table:number-columns-repeated="18"/>
        </table:table-row>
        <table:table-row table:style-name="ro1">
          <table:table-cell table:style-name="ce30" table:formula="of:=[.A24]" office:value-type="string" office:string-value="                        [55,70,75,0,80,80,70,90,80,110,96.7,96.7,96.7]," calcext:value-type="string">
            <text:p><text:s text:c="24"/>[55,70,75,0,80,80,70,90,80,110,96.7,96.7,96.7],</text:p>
          </table:table-cell>
          <table:table-cell table:number-columns-repeated="18"/>
        </table:table-row>
        <table:table-row table:style-name="ro1">
          <table:table-cell table:style-name="ce30" table:formula="of:=[.A25]" office:value-type="string" office:string-value="                        [55,80,80,70,0,80,75,100,90,100,96.7,96.7,96.7]," calcext:value-type="string">
            <text:p><text:s text:c="24"/>[55,80,80,70,0,80,75,100,90,100,96.7,96.7,96.7],</text:p>
          </table:table-cell>
          <table:table-cell table:number-columns-repeated="18"/>
        </table:table-row>
        <table:table-row table:style-name="ro1">
          <table:table-cell table:style-name="ce30" table:formula="of:=[.A26]" office:value-type="string" office:string-value="                        [55,75,75,75,75,0,70,90,70,120,96.7,96.7,96.7]," calcext:value-type="string">
            <text:p><text:s text:c="24"/>[55,75,75,75,75,0,70,90,70,120,96.7,96.7,96.7],</text:p>
          </table:table-cell>
          <table:table-cell table:number-columns-repeated="18"/>
        </table:table-row>
        <table:table-row table:style-name="ro1">
          <table:table-cell table:style-name="ce30" table:formula="of:=[.A27]" office:value-type="string" office:string-value="                        [60,100,90,140,160,100,0,100,110,130,96.7,96.7,96.7]," calcext:value-type="string">
            <text:p><text:s text:c="24"/>[60,100,90,140,160,100,0,100,110,130,96.7,96.7,96.7],</text:p>
          </table:table-cell>
          <table:table-cell table:number-columns-repeated="18"/>
        </table:table-row>
        <table:table-row table:style-name="ro1">
          <table:table-cell table:style-name="ce30" table:formula="of:=[.A28]" office:value-type="string" office:string-value="                        [60,75,60,80,90,80,60,0,80,130,96.7,96.7,96.7]," calcext:value-type="string">
            <text:p><text:s text:c="24"/>[60,75,60,80,90,80,60,0,80,130,96.7,96.7,96.7],</text:p>
          </table:table-cell>
          <table:table-cell table:number-columns-repeated="18"/>
        </table:table-row>
        <table:table-row table:style-name="ro1">
          <table:table-cell table:style-name="ce30" table:formula="of:=[.A29]" office:value-type="string" office:string-value="                        [60,75,60,75,60,70,75,75,0,70,96.7,96.7,96.7]," calcext:value-type="string">
            <text:p><text:s text:c="24"/>[60,75,60,75,60,70,75,75,0,70,96.7,96.7,96.7],</text:p>
          </table:table-cell>
          <table:table-cell table:number-columns-repeated="18"/>
        </table:table-row>
        <table:table-row table:style-name="ro1">
          <table:table-cell table:style-name="ce30" table:formula="of:=[.A30]" office:value-type="string" office:string-value="                        [100,100,100,100,90,90,110,100,80,0,96.7,96.7,96.7]," calcext:value-type="string">
            <text:p><text:s text:c="24"/>[100,100,100,100,90,90,110,100,80,0,96.7,96.7,96.7],</text:p>
          </table:table-cell>
          <table:table-cell table:number-columns-repeated="18"/>
        </table:table-row>
        <table:table-row table:style-name="ro1">
          <table:table-cell table:style-name="ce30" table:formula="of:=[.A32]" office:value-type="string" office:string-value="                        [96.7,96.7,96.7,96.7,96.7,96.7,96.7,96.7,96.7,96.7,0,96.7,200]," calcext:value-type="string">
            <text:p><text:s text:c="24"/>[96.7,96.7,96.7,96.7,96.7,96.7,96.7,96.7,96.7,96.7,0,96.7,200],</text:p>
          </table:table-cell>
          <table:table-cell table:number-columns-repeated="18"/>
        </table:table-row>
        <table:table-row table:style-name="ro1">
          <table:table-cell table:style-name="ce30" table:formula="of:=[.A33]" office:value-type="string" office:string-value="                        [96.7,96.7,96.7,96.7,96.7,96.7,96.7,96.7,96.7,96.7,96.7,0,96.7]," calcext:value-type="string">
            <text:p><text:s text:c="24"/>[96.7,96.7,96.7,96.7,96.7,96.7,96.7,96.7,96.7,96.7,96.7,0,96.7],</text:p>
          </table:table-cell>
          <table:table-cell table:number-columns-repeated="18"/>
        </table:table-row>
        <table:table-row table:style-name="ro1">
          <table:table-cell table:style-name="ce30" table:formula="of:=[.A34]&amp;[.D2]" office:value-type="string" office:string-value="                        [96.7,96.7,96.7,96.7,96.7,96.7,96.7,96.7,96.7,96.7,96.7,96.7,0]]" calcext:value-type="string">
            <text:p><text:s text:c="24"/>[96.7,96.7,96.7,96.7,96.7,96.7,96.7,96.7,96.7,96.7,96.7,96.7,0]]</text:p>
          </table:table-cell>
          <table:table-cell table:number-columns-repeated="18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style-name="ce14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5:04:07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2T13:41:39.215000000</meta:creation-date>
    <dc:date>2024-07-03T15:07:21.208000000</dc:date>
    <meta:editing-duration>PT18H2M30S</meta:editing-duration>
    <meta:editing-cycles>9</meta:editing-cycles>
    <meta:generator>LibreOffice/6.1.5.2$Windows_X86_64 LibreOffice_project/90f8dcf33c87b3705e78202e3df5142b201bd805</meta:generator>
    <meta:document-statistic meta:table-count="1" meta:cell-count="23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convert_for_print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34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A$36"

dispatcher.executeDispatch(document, ".uno:GoToCell", "", 0, args3())

rem ----------------------------------------------------------------------
dim args4(5) as new com.sun.star.beans.PropertyValue
args4(0).Name = "Flags"
args4(0).Value = "S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